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ira operating procedure and instructions</text:p>
      <text:p text:style-name="P2"/>
      <text:p text:style-name="P1">Operating Procedure</text:p>
      <text:p text:style-name="P1"/>
      <text:p text:style-name="Standard">• Turn on the switch ,which is placed on the backdoor.</text:p>
      <text:p text:style-name="Standard">• After that turn on the mobile hotspot, from the tablet or mobile provided</text:p>
      <text:p text:style-name="Standard">• The device (ESP8) will be connected automatically to the mobile hotspot. Check whether the device is connected or not in the mobile/tablet.</text:p>
      <text:p text:style-name="Standard">• Once the device is connected, open the remote application (mert WiFi remote). If you press the buttons (Forward, Backward, Right, Left), the bot will move in respective directions.</text:p>
      <text:p text:style-name="Standard">• Enter the IP address in the tablet provided for access.</text:p>
      <text:p text:style-name="Standard"/>
      <text:p text:style-name="P1">Voice procedure</text:p>
      <text:p text:style-name="Standard">• The bot will take 2 to 3 minutes to start everything including voice.</text:p>
      <text:p text:style-name="Standard">• The customer can start speaking after the beep sound</text:p>
      <text:p text:style-name="Standard">• It will take 30 to 60 seconds for the response from the bot.</text:p>
      <text:p text:style-name="Standard">• The bot will not give voice response in running condition. Voice response will be given only in static positions.</text:p>
      <text:p text:style-name="Standard">• Make sure that the WiFi signal strength is good all the time. Otherwise it will affect the performance of the robot.</text:p>
      <text:p text:style-name="Standard"/>
      <text:p text:style-name="P3">Terms and conditions</text:p>
      <text:p text:style-name="Standard">• Warranty is valid for 06 Months from the date of bill generated.</text:p>
      <text:p text:style-name="Standard">• Service will be provided for the control unit and maintenance during the validity period.</text:p>
      <text:p text:style-name="Standard">• Any damages to the circuit box or bot due to physical/accidental damage, power fluctuations,short</text:p>
      <text:p text:style-name="Standard">circuit, damages by rats or insects will not be covered under the warranty.</text:p>
      <text:p text:style-name="Standard">• Accidental damage caused by water leakage or floods will not come under warranty.</text:p>
      <text:p text:style-name="Standard">• Warranty does not cover electrical and electronics component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ww.vistannextgen.com/</text:p>
      <text:p text:style-name="P4">Vistan NextGen Pvt. Lt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1T11:51:09.998779433</meta:creation-date>
    <dc:date>2025-02-21T11:57:15.478706915</dc:date>
    <meta:editing-duration>PT6M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264" meta:character-count="1549" meta:non-whitespace-character-count="1307"/>
  </office:meta>
</office:document-meta>
</file>